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c76" officeooo:paragraph-rsid="0009cc76"/>
    </style:style>
    <style:style style:name="P2" style:family="paragraph" style:parent-style-name="Standard">
      <style:text-properties fo:font-weight="bold" officeooo:rsid="0009cc76" officeooo:paragraph-rsid="0009cc7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 (11-03-2020):</text:p>
      <text:list xml:id="list4093862380" text:style-name="L1">
        <text:list-item>
          <text:p text:style-name="P1">Adicionar a metrica da variancia da q table; Por exemplo de x em x passos;</text:p>
        </text:list-item>
        <text:list-item>
          <text:p text:style-name="P1">No grafico de aprensizagem tem x episodios de aprendizagem e y episodios de test; (300 – 100 ep);</text:p>
        </text:list-item>
        <text:list-item>
          <text:p text:style-name="P1">Acabar de fazer o guarda-redes burro;</text:p>
        </text:list-item>
        <text:list-item>
          <text:p text:style-name="P1">Treinar com mais colegas de equipa (com e sem oponente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2:33:12.522181600</meta:creation-date>
    <dc:date>2020-03-11T12:37:14.122689817</dc:date>
    <meta:editing-duration>PT4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4" meta:character-count="286" meta:non-whitespace-character-count="240"/>
  </office:meta>
</office:document-meta>
</file>